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56434E73813A242EB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c24" officeooo:paragraph-rsid="0019a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0.074cm" svg:y="1.438cm" svg:width="17cm" svg:height="7.953cm" draw:z-index="0"><draw:image xlink:href="Pictures/10000001000002DB00000156434E73813A242EBA.png" xlink:type="simple" xlink:show="embed" xlink:actuate="onLoad" draw:mime-type="image/png"/></draw:frame>Transférer les données du serveur stendhal à notre session projet 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1:07:24.196256560</meta:creation-date>
    <dc:date>2025-01-07T11:08:59.710312489</dc:date>
    <meta:editing-duration>PT1M36S</meta:editing-duration>
    <meta:editing-cycles>1</meta:editing-cycles>
    <meta:document-statistic meta:table-count="0" meta:image-count="1" meta:object-count="0" meta:page-count="1" meta:paragraph-count="1" meta:word-count="11" meta:character-count="68" meta:non-whitespace-character-count="57"/>
    <meta:generator>LibreOffice/7.4.7.2$Linux_X86_64 LibreOffice_project/40$Build-2</meta:generator>
  </office:meta>
</office:document-meta>
</file>